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198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3807in"/>
    </style:style>
    <style:style style:name="co10" style:family="table-column">
      <style:table-column-properties fo:break-before="auto" style:column-width="0.348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3043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+TCQxWVCXCxxFUWp/04i5EXBalY=" table:protection-key-digest-algorithm="http://www.w3.org/2000/09/xmldsig#sha1">
      <table:content-validations>
        <table:content-validation table:name="val1" table:condition="of:cell-content-is-in-list(&quot;S1: A(i+1)&quot;;&quot;S1: A(i)&quot;;&quot;S1: B(i)&quot;;&quot;S2: B(i)&quot;;&quot;S2: C(i-1)&quot;;&quot;S3: C(i+1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A(i,j+1)&quot;;&quot;S1: A(i,j)&quot;;&quot;S1: B(i+1,j)&quot;;&quot;S2: B(i-1,j+1)&quot;;&quot;S2: B(i,j+2)&quot;;&quot;S2: A(i,j+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A(i,j)&quot;;&quot;S1: B(i+2,j+1)&quot;;&quot;S2: B(2*i,j)&quot;;&quot;S2: A(i,3-j)&quot;)" table:allow-empty-cell="false" table:display-list="sorted-ascending" table:base-cell-address="Sheet1.C32">
          <table:error-message table:message-type="stop" table:display="true"/>
        </table:content-validation>
        <table:content-validation table:name="val4" table:condition="of:cell-content-is-in-list(&quot;S1: A(i,j)&quot;;&quot;S1: B(i,j)&quot;;&quot;S2: C(i,j)&quot;;&quot;S2: C(i-1,j)&quot;;&quot;S2: A(i-1,j+1)&quot;)" table:allow-empty-cell="false" table:display-list="sorted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ed-ascending" table:base-cell-address="Sheet1.B51">
          <table:error-message table:message-type="stop" table:display="true"/>
        </table:content-validation>
        <table:content-validation table:name="val6" table:condition="of:cell-content-is-in-list(&quot;Loop carried&quot;;&quot;Independent&quot;)" table:allow-empty-cell="false" table:display-list="sorted-ascending" table:base-cell-address="Sheet1.D16">
          <table:error-message table:message-type="stop" table:display="true"/>
        </table:content-validation>
        <table:content-validation table:name="val7" table:condition="of:cell-content-is-in-list(&quot;True dependence&quot;;&quot;Antidependence&quot;;&quot;Output Dependence&quot;)" table:allow-empty-cell="false" table:display-list="sorted-ascending" table:base-cell-address="Sheet1.C7"/>
        <table:content-validation table:name="val8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9" table:condition="of:cell-content-is-in-list(&quot;=&quot;;&quot;&lt;&quot;;&quot;&gt;&quot;)" table:allow-empty-cell="true" table:display-list="sorted-ascending" table:base-cell-address="Sheet1.J12"/>
      </table:content-validations>
      <table:table table:name="Sheet1" table:style-name="ta1" table:protected="true" table:protection-key="Y8lSMHTCAXearApLImaS+u3ZPEw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2.2209in" svg:height="0.5335in" svg:x="5.1181in" svg:y="15.3972in" draw:control="control1"/>
        </table:shapes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4"/>
        <table:table-column table:style-name="co8" table:default-cell-style-name="ce15"/>
        <table:table-column table:style-name="co9" table:default-cell-style-name="ce16"/>
        <table:table-column table:style-name="co10" table:default-cell-style-name="ce10"/>
        <table:table-column table:style-name="co11" table:default-cell-style-name="ce18"/>
        <table:table-column table:style-name="co12" table:default-cell-style-name="ce20"/>
        <table:table-column table:style-name="co13" table:default-cell-style-name="ce16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1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4">
          <table:table-cell table:style-name="ce3" office:value-type="string" calcext:value-type="string" table:number-columns-spanned="13" table:number-rows-spanned="1">
            <text:p>    for (i=1; i&lt;n; i++) {</text:p>
            <text:p>S1:  A(i+1) = A(i) + 2*B(i)</text:p>
            <text:p>S2:  B(i)   = C(i-1)</text:p>
            <text:p>S3:  C(i+1) = C(i+2)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2: B(i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 table:number-columns-spanned="2" table:number-rows-spanned="1">
            <text:p>0</text:p>
          </table:table-cell>
          <table:covered-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 table:number-columns-spanned="2" table:number-rows-spanned="1">
            <text:p>=</text:p>
          </table:table-cell>
          <table:covered-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 table:number-columns-spanned="2" table:number-rows-spanned="1">
            <text:p>1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3: C(i+1)</text:p>
          </table:table-cell>
          <table:table-cell table:style-name="ce7" table:content-validation-name="val1" office:value-type="string" calcext:value-type="string">
            <text:p>S2: C(i-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2" calcext:value-type="float" table:number-columns-spanned="2" table:number-rows-spanned="1">
            <text:p>2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3: C(i+2)</text:p>
          </table:table-cell>
          <table:table-cell table:style-name="ce7" table:content-validation-name="val1" office:value-type="string" calcext:value-type="string">
            <text:p>S3: C(i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 table:number-columns-spanned="2" table:number-rows-spanned="1">
            <text:p>1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5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6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2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+1)   = A(i,j) * B(i+1,j)</text:p>
            <text:p>S2:    B(i-1,j+1) = B(i,j+2) + A(i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1: B(i+1,j)</text:p>
          </table:table-cell>
          <table:table-cell table:style-name="ce7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2" calcext:value-type="float">
            <text:p>2</text:p>
          </table:table-cell>
          <table:table-cell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2: B(i,j+2)</text:p>
          </table:table-cell>
          <table:table-cell table:style-name="ce7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>
            <text:p>1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5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6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3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3; i++) {</text:p>
            <text:p>      for (j=1; j&lt;3; j++) {</text:p>
            <text:p>S1:    A(i,j)   = B(i+2,j+1)</text:p>
            <text:p>S2:    B(2*i,j) = A(i,3-j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A(i,3-j)</text:p>
          </table:table-cell>
          <table:table-cell table:style-name="ce7" table:content-validation-name="val3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1: B(i+2,j+1)</text:p>
          </table:table-cell>
          <table:table-cell table:style-name="ce7" table:content-validation-name="val3" office:value-type="string" calcext:value-type="string">
            <text:p>S2: B(2*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A(i,j)</text:p>
          </table:table-cell>
          <table:table-cell table:style-name="ce7" table:content-validation-name="val3" office:value-type="string" calcext:value-type="string">
            <text:p>S2: A(i,3-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4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5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6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4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) = B(i,j)</text:p>
            <text:p>S2:    C(i,j) = C(i-1,j) + A(i-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4-1:</text:p>
          </table:table-cell>
          <table:table-cell table:style-name="ce7" table:content-validation-name="val4" office:value-type="string" calcext:value-type="string">
            <text:p>S1: A(i,j)</text:p>
          </table:table-cell>
          <table:table-cell table:style-name="ce7" table:content-validation-name="val4" office:value-type="string" calcext:value-type="string">
            <text:p>S2: A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1" calcext:value-type="float">
            <text:p>1</text:p>
          </table:table-cell>
          <table:table-cell table:style-name="ce14"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&lt;</text:p>
          </table:table-cell>
          <table:table-cell table:style-name="ce19"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2:</text:p>
          </table:table-cell>
          <table:table-cell table:style-name="ce7" table:content-validation-name="val4" office:value-type="string" calcext:value-type="string">
            <text:p>S2: C(i,j)</text:p>
          </table:table-cell>
          <table:table-cell table:style-name="ce7" table:content-validation-name="val4" office:value-type="string" calcext:value-type="string">
            <text:p>S2: C(i-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3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4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5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6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5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2; i&lt;n; i++) {</text:p>
            <text:p>      for (j=2; j&lt;m; j++) {</text:p>
            <text:p>S1:    A(i+1,j) = B(2*i,j)</text:p>
            <text:p>S2:    B(2*i,j) = C(i-1,j) + A(i+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5-1:</text:p>
          </table:table-cell>
          <table:table-cell table:style-name="ce7" table:content-validation-name="val5" office:value-type="string" calcext:value-type="string">
            <text:p>S2: A(i+1,j+1)</text:p>
          </table:table-cell>
          <table:table-cell table:style-name="ce7" table:content-validation-name="val5" office:value-type="string" calcext:value-type="string">
            <text:p>S1: A(i+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1" table:content-validation-name="val8" office:value-type="float" office:value="0" calcext:value-type="float">
            <text:p>0</text:p>
          </table:table-cell>
          <table:table-cell table:style-name="ce14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office:value-type="string" calcext:value-type="string">
            <text:p>=</text:p>
          </table:table-cell>
          <table:table-cell table:style-name="ce19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2:</text:p>
          </table:table-cell>
          <table:table-cell table:style-name="ce7" table:content-validation-name="val5" office:value-type="string" calcext:value-type="string">
            <text:p>S1: B(2*j,j)</text:p>
          </table:table-cell>
          <table:table-cell table:style-name="ce7" table:content-validation-name="val5" office:value-type="string" calcext:value-type="string">
            <text:p>S2: B(2*i,j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3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4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5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6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number:min-integer-digits="2" number:grouping="true"/>
      <number:text>)</number:text>
    </number:number-style>
    <number:number-style style:name="N124" number:title="list">
      <number:number number: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number:min-integer-digits="0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2:09:35.292047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6-04T17:03:53.512293603</dc:date>
    <meta:editing-duration>PT3H35M36S</meta:editing-duration>
    <meta:editing-cycles>27</meta:editing-cycles>
    <meta:document-statistic meta:table-count="1" meta:cell-count="308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